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5.85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try_correspond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bien_trait_name</text:p>
          </table:table-cell>
          <table:table-cell table:style-name="ce3" office:value-type="string" calcext:value-type="string">
            <text:p>try_trait_id</text:p>
          </table:table-cell>
          <table:table-cell table:style-name="ce3" office:value-type="string" calcext:value-type="string">
            <text:p>try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 typ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f carbon (C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eaf carbon/nitrogen (C/N)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ompoundne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af compound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af dry mass (single leaf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doesn’t specify if it’s the mass of a single lea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f texture (sclerophylly, physical strength, toughne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encompasses much more in this trait than simply the leaf lamina fracture tough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ife s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f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af nitrogen (N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 nitrogen (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f phosphorus (P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af phosphorus (P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af 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af photosynthesis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There are no reported leaf growth rates in 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trait is specifically for H2O where as TRY is general stomata con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considers longest longevity so is expecting one trait per species while TRY considers measured longitiv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fruit length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fruit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s are in degree days rather actual d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ncludes more variables than strictly the flowering duration (also include seed maturation measurement for examp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ruiting duratio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o traits in TRY really correspond, casting a very wide definition TraitID 335 could be considered similar in some rare occa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oars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Root dry mass per ground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in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dry mas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lant biomass and allometry: Stem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lant growth r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ncludes more measurements than radial growth 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em conduit cross-sectional area (vessels and tracheid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tell if it also includes trachei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em conduit density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 level of detail between BIEN and TRY is not the s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is TRY trait is consolidated and better correspond to BIEN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se traits give the different possible plant growth 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their understanding of “plant height” so it is assumed to be vegetative but we cannot be as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lant ontogeny: age of maturity (first flower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offers many more values than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has fewer levels of traits while TRY offer many distinct trait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</table:table>
      <table:table table:name="metadata" table:style-name="ta1"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col_nam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try_trait_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aitID as provided in the TRY database</text:p>
          </table:table-cell>
        </table:table-row>
        <table:table-row table:style-name="ro1">
          <table:table-cell office:value-type="string" calcext:value-type="string">
            <text:p>try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Name field as provided in the TRY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try_correspondance.A1:bien_try_correspondance.F6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9:07:28.404421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thias Grenié</meta:initial-creator>
    <meta:creation-date>2022-07-08T16:39:24.759000000</meta:creation-date>
    <dc:date>2022-07-13T09:15:20.876094355</dc:date>
    <dc:creator>Matthias Grenié</dc:creator>
    <meta:editing-duration>PT3H39M8S</meta:editing-duration>
    <meta:editing-cycles>12</meta:editing-cycles>
    <meta:generator>LibreOffice/7.1.4.2$MacOSX_X86_64 LibreOffice_project/a529a4fab45b75fefc5b6226684193eb000654f6</meta:generator>
    <meta:document-statistic meta:table-count="2" meta:cell-count="429" meta:object-count="0"/>
  </office:meta>
</office:document-meta>
</file>